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apple-system" svg:font-family="apple-system, BlinkMacSystemFont, 'Segoe WPC', 'Segoe UI', system-ui, Ubuntu, 'Droid Sans', sans-serif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ing_20_2">
      <style:text-properties fo:font-variant="normal" fo:text-transform="none" style:use-window-font-color="true" loext:opacity="0%" style:font-name="apple-system" fo:letter-spacing="normal" fo:font-style="normal" fo:font-weight="normal" officeooo:rsid="0018cd9c" officeooo:paragraph-rsid="0018cd9c"/>
    </style:style>
    <style:style style:name="P2" style:family="paragraph" style:parent-style-name="Heading_20_2">
      <style:paragraph-properties fo:margin-left="0cm" fo:margin-right="0cm" fo:margin-top="0cm" fo:margin-bottom="0.247cm" style:contextual-spacing="false" fo:orphans="2" fo:widows="2" fo:text-indent="0cm" style:auto-text-indent="false"/>
      <style:text-properties fo:font-variant="normal" fo:text-transform="none" style:use-window-font-color="true" loext:opacity="0%" style:font-name="apple-system" fo:letter-spacing="normal" fo:font-style="normal" fo:font-weight="normal"/>
    </style:style>
    <style:style style:name="P3" style:family="paragraph" style:parent-style-name="Standard">
      <style:text-properties style:use-window-font-color="true" loext:opacity="0%" officeooo:rsid="0018cd9c" officeooo:paragraph-rsid="0018cd9c"/>
    </style:style>
    <style:style style:name="P4" style:family="paragraph" style:parent-style-name="Text_20_body">
      <style:paragraph-properties fo:margin-left="0cm" fo:margin-right="0cm" fo:margin-top="0cm" fo:margin-bottom="0.247cm" style:contextual-spacing="false" fo:orphans="2" fo:widows="2" fo:text-indent="0cm" style:auto-text-indent="false"/>
      <style:text-properties fo:font-variant="normal" fo:text-transform="none" style:use-window-font-color="true" loext:opacity="0%" style:font-name="apple-system" fo:font-size="10.5pt" fo:letter-spacing="normal" fo:font-style="normal" fo:font-weight="normal"/>
    </style:style>
    <style:style style:name="P5" style:family="paragraph" style:parent-style-name="Text_20_body">
      <style:paragraph-properties fo:margin-left="0cm" fo:margin-right="0cm" fo:margin-top="0cm" fo:margin-bottom="0.247cm" style:contextual-spacing="false" fo:orphans="2" fo:widows="2" fo:text-indent="0cm" style:auto-text-indent="false"/>
    </style:style>
    <style:style style:name="P6" style:family="paragraph" style:parent-style-name="Text_20_body" style:list-style-name="L1">
      <style:paragraph-properties fo:margin-top="0cm" fo:margin-bottom="0.247cm" style:contextual-spacing="false" fo:orphans="2" fo:widows="2"/>
      <style:text-properties fo:font-variant="normal" fo:text-transform="none" style:use-window-font-color="true" loext:opacity="0%" style:font-name="apple-system" fo:font-size="10.5pt" fo:letter-spacing="normal" fo:font-style="normal" fo:font-weight="normal"/>
    </style:style>
    <style:style style:name="T1" style:family="text">
      <style:text-properties officeooo:rsid="0018cd9c"/>
    </style:style>
    <style:style style:name="T2" style:family="text">
      <style:text-properties fo:font-variant="normal" fo:text-transform="none" fo:color="#d5ced9" loext:opacity="100%" style:font-name="apple-system" fo:font-size="10.5pt" fo:letter-spacing="normal" fo:font-style="normal" fo:font-weight="normal"/>
    </style:style>
    <style:style style:name="T3" style:family="text">
      <style:text-properties fo:font-variant="normal" fo:text-transform="none" style:font-name="apple-system" fo:font-size="10.5pt" fo:letter-spacing="normal" fo:font-style="normal" fo:font-weight="normal"/>
    </style:style>
    <style:style style:name="T4" style:family="text">
      <style:text-properties fo:font-variant="normal" fo:text-transform="none" style:use-window-font-color="true" loext:opacity="0%" style:font-name="apple-system" fo:font-size="10.5pt" fo:letter-spacing="normal" fo:font-style="normal" fo:font-weight="normal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rogram szkoleniowy Kurs Tworzenia Stron Internetowych 2021<text:line-break/>przez: Bielak-Systemy</text:p>
      <text:p text:style-name="P3"/>
      <text:h text:style-name="P1" text:outline-level="2"><text:bookmark text:name="czego-nauczysz-si%C4%99-w-tym-kursie"/>Czego nauczysz się w tym kursie?</text:h>
      <text:p text:style-name="P4">Ten kurs poprowadzi Cię od samego początku, ucząc jak tworzyć strony internetowe na poziomie komercyjnym. Kurs wprowadzi w nowoczesne i prawidłowe praktyki, dzięki którym strona nie tylko będzie ładna wizualnie, ale dobrze interpretowana przez najpopularniejsze przeglądarki. A dokładnie:</text:p>
      <text:list xml:id="list2569422093" text:style-name="L1">
        <text:list-item>
          <text:p text:style-name="P6"><text:s/>Podstawy struktury języków kodowania stron,</text:p>
        </text:list-item>
        <text:list-item>
          <text:p text:style-name="P6"><text:s/>Jak pisać poprawnie semantyczną stronę,</text:p>
        </text:list-item>
        <text:list-item>
          <text:p text:style-name="P6"><text:s/>Jak stworzyć nowoczesną i responsywną witrynę,</text:p>
        </text:list-item>
        <text:list-item>
          <text:p text:style-name="P6"><text:s/>Tworzyć proste skrypty, które <text:span text:style-name="T1">zwiększą interaktywność strony</text:span>,</text:p>
        </text:list-item>
        <text:list-item>
          <text:p text:style-name="P6"><text:s/>Jak korzystać z systemu kontroli wersji,</text:p>
        </text:list-item>
        <text:list-item>
          <text:p text:style-name="P6"><text:s/>Tworzenie szablonów WordPress,</text:p>
        </text:list-item>
        <text:list-item>
          <text:p text:style-name="P6"><text:s/>Publikowanie strony na WordPress.</text:p>
        </text:list-item>
      </text:list>
      <text:h text:style-name="P2" text:outline-level="2"><text:bookmark text:name="co-b%C4%99d%C4%99-m%C3%B3g%C5%82-robi%C4%87-po-tym-kursie"/>Co b<text:span text:style-name="T1">ędziesz</text:span> mógł robić po tym kursie?</text:h>
      <text:p text:style-name="P4">Po kursie będziesz w stanie podejmować się zleceń tworzenia stron internetowych wizytówkowych dla firm oraz portali informacyjnych dla placówek publicznych.</text:p>
      <text:h text:style-name="P2" text:outline-level="2"><text:bookmark text:name="czego-b%C4%99dziesz-potrzebowa%C4%87-w-tym-kursie"/>Czego będziesz potrzebować w tym kursie?</text:h>
      <text:p text:style-name="P5"><text:span text:style-name="T4">Wszystko przygotowane :) W katalogu </text:span><text:span text:style-name="Strong_20_Emphasis"><text:span text:style-name="T4">HTML</text:span></text:span><text:span text:style-name="T4"> rozpocznij od rozdziału oznaczonego </text:span><text:span text:style-name="Strong_20_Emphasis"><text:span text:style-name="T4">1. Historia HTML</text:span></text:span><text:span text:style-name="T4"> kończąc na ostatnim rozdziale w katalogu </text:span><text:span text:style-name="Strong_20_Emphasis"><text:span text:style-name="T4">CSS</text:span></text:span><text:span text:style-name="T4">. Jest to zbiór najważniejszych praktyk dobrego programowania stron :)</text:span></text:p>
      <text:p text:style-name="P5"><text:span text:style-name="T4">Rozwinięcie znajdziesz w podręczniku </text:span><text:span text:style-name="Strong_20_Emphasis"><text:span text:style-name="T4">HTML i CSS Zaprojektuj i zbuduj witrynę WWW. Podręcznik Front-End Developera autorstwa Jonego Ducketta</text:span></text:span><text:span text:style-name="T4">.</text:span></text:p>
      <text:h text:style-name="P2" text:outline-level="2"><text:bookmark text:name="co-dalej"/>Co dalej?</text:h>
      <text:p text:style-name="P4">Po części merytorycznej przejdziesz do budowy pierwszej... póki co prymitywnej aplikacji. Później jako asystent junior Front-end Developer będziesz brał/ła czynny udział w tworzeniu projektu komercyjnego.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apple-system" svg:font-family="apple-system, BlinkMacSystemFont, 'Segoe WPC', 'Segoe UI', system-ui, Ubuntu, 'Droid Sans', sans-serif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Droid Sans Devanagari" style:font-family-complex="'Droid Sans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6T23:34:48.507470272</meta:creation-date>
    <dc:date>2021-10-06T23:38:19.324245643</dc:date>
    <meta:editing-duration>PT3M31S</meta:editing-duration>
    <meta:editing-cycles>1</meta:editing-cycles>
    <meta:document-statistic meta:table-count="0" meta:image-count="0" meta:object-count="0" meta:page-count="1" meta:paragraph-count="17" meta:word-count="203" meta:character-count="1501" meta:non-whitespace-character-count="1315"/>
    <meta:generator>LibreOffice/7.1.6.2.0$Linux_X86_64 LibreOffice_project/10$Build-2</meta:generator>
  </office:meta>
</office:document-meta>
</file>